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05a87a" officeooo:paragraph-rsid="0005a87a"/>
    </style:style>
    <style:style style:name="P3" style:family="paragraph" style:parent-style-name="Standard">
      <style:text-properties fo:language="en" fo:country="US" officeooo:rsid="0005a87a" officeooo:paragraph-rsid="00064a4f"/>
    </style:style>
    <style:style style:name="P4" style:family="paragraph" style:parent-style-name="Standard">
      <style:text-properties fo:language="en" fo:country="US" officeooo:rsid="0005a87a" officeooo:paragraph-rsid="0009e8b9"/>
    </style:style>
    <style:style style:name="P5" style:family="paragraph" style:parent-style-name="Standard">
      <style:text-properties fo:language="en" fo:country="US" officeooo:rsid="00064a4f" officeooo:paragraph-rsid="00064a4f"/>
    </style:style>
    <style:style style:name="P6" style:family="paragraph" style:parent-style-name="Standard">
      <style:text-properties fo:language="en" fo:country="US" officeooo:rsid="00064a4f" officeooo:paragraph-rsid="000996f1"/>
    </style:style>
    <style:style style:name="P7" style:family="paragraph" style:parent-style-name="Standard">
      <style:text-properties fo:language="en" fo:country="US" officeooo:rsid="00080562" officeooo:paragraph-rsid="00080562"/>
    </style:style>
    <style:style style:name="P8" style:family="paragraph" style:parent-style-name="Standard">
      <style:text-properties fo:language="en" fo:country="US" officeooo:rsid="000996f1" officeooo:paragraph-rsid="000996f1"/>
    </style:style>
    <style:style style:name="P9" style:family="paragraph" style:parent-style-name="Standard">
      <style:text-properties fo:language="en" fo:country="US" officeooo:rsid="0009e8b9" officeooo:paragraph-rsid="0009e8b9"/>
    </style:style>
    <style:style style:name="P10" style:family="paragraph" style:parent-style-name="Standard">
      <style:text-properties fo:language="en" fo:country="US" officeooo:rsid="000ade85" officeooo:paragraph-rsid="000ade85"/>
    </style:style>
    <style:style style:name="P11" style:family="paragraph" style:parent-style-name="Standard">
      <style:text-properties fo:language="en" fo:country="US" officeooo:rsid="00080562" officeooo:paragraph-rsid="00080562"/>
    </style:style>
    <style:style style:name="P12" style:family="paragraph" style:parent-style-name="Standard">
      <style:text-properties fo:language="en" fo:country="US" officeooo:rsid="000cbd0b" officeooo:paragraph-rsid="000cbd0b"/>
    </style:style>
    <style:style style:name="T1" style:family="text">
      <style:text-properties officeooo:rsid="0005a87a"/>
    </style:style>
    <style:style style:name="T2" style:family="text">
      <style:text-properties officeooo:rsid="00064a4f"/>
    </style:style>
    <style:style style:name="T3" style:family="text">
      <style:text-properties officeooo:rsid="00080562"/>
    </style:style>
    <style:style style:name="T4" style:family="text">
      <style:text-properties officeooo:rsid="000996f1"/>
    </style:style>
    <style:style style:name="T5" style:family="text">
      <style:text-properties officeooo:rsid="000a7372"/>
    </style:style>
    <style:style style:name="T6" style:family="text">
      <style:text-properties officeooo:rsid="000ade85"/>
    </style:style>
    <style:style style:name="T7" style:family="text">
      <style:text-properties officeooo:rsid="000cbd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Old sample model</text:p>
      <text:p text:style-name="P1"/>
      <text:p text:style-name="P1">Sample ( name = sample_name )</text:p>
      <text:p text:style-name="P1">{</text:p>
      <text:p text:style-name="P1"><text:tab/>noise</text:p>
      <text:p text:style-name="P1"><text:tab/>{</text:p>
      <text:p text:style-name="P1"><text:tab/><text:tab/>size x, y</text:p>
      <text:p text:style-name="P1"><text:tab/><text:tab/>offset x, y</text:p>
      <text:p text:style-name="P1"><text:tab/><text:tab/>//(float min: 0 - float max: 1)</text:p>
      <text:p text:style-name="P1"><text:tab/><text:tab/>smooth min, max</text:p>
      <text:p text:style-name="P1"><text:tab/><text:tab/>slide min, max</text:p>
      <text:p text:style-name="P1"><text:tab/><text:tab/>lerp min, max</text:p>
      <text:p text:style-name="P1"><text:tab/><text:tab/>clamp min, max</text:p>
      <text:p text:style-name="P1"><text:tab/><text:tab/>amplitude multiplier //(float min: -inf - float max: inf)</text:p>
      <text:p text:style-name="P1"><text:tab/><text:tab/>invert //inverts the noise value (1 - noise)</text:p>
      <text:p text:style-name="P1"><text:tab/>}</text:p>
      <text:p text:style-name="P1"><text:tab/></text:p>
      <text:p text:style-name="P1"><text:tab/>override</text:p>
      <text:p text:style-name="P1"><text:tab/>{</text:p>
      <text:p text:style-name="P1"><text:tab/><text:tab/>//(min: 0 - max: 1)</text:p>
      <text:p text:style-name="P1"><text:tab/><text:tab/>smooth min, max</text:p>
      <text:p text:style-name="P1"><text:tab/><text:tab/>slide min, max</text:p>
      <text:p text:style-name="P1"><text:tab/><text:tab/>lerp min, max</text:p>
      <text:p text:style-name="P1"><text:tab/><text:tab/>clamp min, max</text:p>
      <text:p text:style-name="P1"><text:tab/><text:tab/>amplitude value //(float multiplier, min: -inf - max: inf)</text:p>
      <text:p text:style-name="P1"><text:tab/>}</text:p>
      <text:p text:style-name="P1"><text:tab/></text:p>
      <text:p text:style-name="P1"><text:tab/>biome</text:p>
      <text:p text:style-name="P1"><text:tab/>{</text:p>
      <text:p text:style-name="P1"><text:tab/><text:tab/>flip //flips the generated terrain</text:p>
      <text:p text:style-name="P1"><text:tab/><text:tab/>(int min: 0 - int max: max world height)</text:p>
      <text:p text:style-name="P1"><text:tab/><text:tab/>range min, max</text:p>
      <text:p text:style-name="P1"><text:tab/>}</text:p>
      <text:p text:style-name="P1">}</text:p>
      <text:p text:style-name="P1"/>
      <text:p text:style-name="P1">//Problems</text:p>
      <text:p text:style-name="P1"/>
      <text:p text:style-name="P1">Whe<text:span text:style-name="T1">n creating a biome setting in the sample, I either am restricting the access of the noise from other nodes, or I permanently setting the range of the block generation. Also the range of the blocks is not only decided by the noise but also by the range itself.</text:span></text:p>
      <text:p text:style-name="P1"/>
      <text:p text:style-name="P1">//<text:span text:style-name="T1">Solution</text:span></text:p>
      <text:p text:style-name="P1"/>
      <text:p text:style-name="P2">Adding a new Node called ‘Modifier’ that handles specific biome generation conditions like flipping <text:span text:style-name="T2">and</text:span> rang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//What it does:</text:p>
      <text:p text:style-name="P2"/>
      <text:p text:style-name="P3">1. Use a sample that specifies the height of the modifier at a certain position</text:p>
      <text:p text:style-name="P3"><text:span text:style-name="T2">2. Set </text:span>a <text:span text:style-name="T3">range</text:span> for that <text:span text:style-name="T2">sample</text:span> in blocks (ex: <text:span text:style-name="T3">range 15, 89) the noise height will range from 15 to 89</text:span></text:p>
      <text:p text:style-name="P10">3. A ignore range so when ignore 0, 0.1 no blocks will be generating when the noise is in that range</text:p>
      <text:p text:style-name="P8"><text:span text:style-name="T6">4</text:span>. A parameter invert that switch the direction</text:p>
      <text:p text:style-name="P8"/>
      <text:p text:style-name="P8">invert = false: <text:s text:c="17"/>invert = true:</text:p>
      <text:p text:style-name="P8"><text:s text:c="44"/>__ <text:s text:c="23"/>___</text:p>
      <text:p text:style-name="P8">89 <text:s text:c="7"/>_--_ <text:s text:c="20"/>89 <text:s text:c="4"/>\_ <text:s text:c="10"/>___--</text:p>
      <text:p text:style-name="P8"><text:s text:c="9"/>_/ <text:s text:c="6"/>\___ <text:s text:c="26"/>\_ <text:s text:c="2"/>_/</text:p>
      <text:p text:style-name="P8">15__/ <text:s text:c="17"/>--___ <text:s text:c="3"/>15 <text:s text:c="12"/>--</text:p>
      <text:p text:style-name="P8"/>
      <text:p text:style-name="P8"/>
      <text:p text:style-name="P5"/>
      <text:p text:style-name="P5">Th<text:span text:style-name="T3">ese 3 settings will determine where the generation happens</text:span></text:p>
      <text:p text:style-name="P5"/>
      <text:p text:style-name="P5">//<text:span text:style-name="T3">optional in modifier</text:span></text:p>
      <text:p text:style-name="P7"><text:span text:style-name="T6">5</text:span>. The settings type “gen”</text:p>
      <text:p text:style-name="P7"><text:span text:style-name="T6">6</text:span>. Use a sample that is the terrain generation noise that will be created on top of the previous sample</text:p>
      <text:p text:style-name="P12">7. A range that determines what the min and max block height is</text:p>
      <text:p text:style-name="P7"><text:span text:style-name="T7">8.</text:span> Set an offset in number of blocks that determines where the blocks will start generating,</text:p>
      <text:p text:style-name="P8"><text:tab/>if invert is false, the blocks will start generating at the highest value of the range</text:p>
      <text:p text:style-name="P8"><text:tab/>if invert is true, the blocks will start generating at the lowest value of the range.</text:p>
      <text:p text:style-name="P6"><text:span text:style-name="T7">9</text:span>. A parameter flip that determines the direction <text:span text:style-name="T4">o</text:span>f the generation.</text:p>
      <text:p text:style-name="P2"/>
      <text:p text:style-name="P2">//New Modifier model</text:p>
      <text:p text:style-name="P2">Modifier ( name = modifier_name )</text:p>
      <text:p text:style-name="P2">{</text:p>
      <text:p text:style-name="P2"><text:tab/><text:span text:style-name="T3">sample start_height_name</text:span></text:p>
      <text:p text:style-name="P2"><text:tab/>//<text:span text:style-name="T4">optional</text:span></text:p>
      <text:p text:style-name="P2"><text:tab/><text:span text:style-name="T3">range min, max (default: 0, world_height)</text:span></text:p>
      <text:p text:style-name="P2"><text:tab/>//<text:span text:style-name="T4">optional</text:span></text:p>
      <text:p text:style-name="P2"><text:tab/><text:span text:style-name="T6">ignore min, max (default: null)</text:span></text:p>
      <text:p text:style-name="P2"><text:tab/>//<text:span text:style-name="T6">optional</text:span></text:p>
      <text:p text:style-name="P2"><text:tab/><text:span text:style-name="T4">invert (default: </text:span><text:span text:style-name="T5">false</text:span><text:span text:style-name="T4">)</text:span></text:p>
      <text:p text:style-name="P2"/>
      <text:p text:style-name="P2"><text:tab/>//<text:span text:style-name="T4">o</text:span><text:span text:style-name="T3">ptional</text:span></text:p>
      <text:p text:style-name="P2"><text:tab/><text:span text:style-name="T3">gen</text:span></text:p>
      <text:p text:style-name="P2"><text:tab/><text:span text:style-name="T3">{</text:span></text:p>
      <text:p text:style-name="P2"><text:tab/><text:tab/><text:span text:style-name="T3">sample terrain_name</text:span></text:p>
      <text:p text:style-name="P2"><text:tab/><text:tab/>//<text:span text:style-name="T4">optional</text:span></text:p>
      <text:p text:style-name="P2"><text:tab/><text:tab/><text:span text:style-name="T3">offset num (default: 0)</text:span></text:p>
      <text:p text:style-name="P2"><text:tab/><text:tab/>//<text:span text:style-name="T4">optional</text:span></text:p>
      <text:p text:style-name="P2"><text:tab/><text:tab/><text:span text:style-name="T4">flip </text:span><text:span text:style-name="T5">(default: false)</text:span></text:p>
      <text:p text:style-name="P2"><text:tab/><text:span text:style-name="T3">}</text:span></text:p>
      <text:p text:style-name="P2">}</text:p>
      <text:p text:style-name="P2"/>
      <text:p text:style-name="P9">Gen can also be added to the Biome node</text:p>
      <text:p text:style-name="P9"/>
      <text:p text:style-name="P9">1. Use a modifier node to determine a height</text:p>
      <text:p text:style-name="P9">2. multiple optional gen settings to determine the terrain that is generated using the modifier</text:p>
      <text:p text:style-name="P9"><text:soft-page-break/>This is useful when you want to use the modifier for multiple cases, ex: when generating floating islands, you need to generate the top land based on the modifier and the bottom spikes under the island.</text:p>
      <text:p text:style-name="P9"/>
      <text:p text:style-name="P9">Biome ( name = biome_name )</text:p>
      <text:p text:style-name="P9">{</text:p>
      <text:p text:style-name="P9"><text:tab/>modifier <text:tab/></text:p>
      <text:p text:style-name="P9"><text:tab/>{</text:p>
      <text:p text:style-name="P9"><text:tab/><text:tab/>//<text:span text:style-name="T5">needs a gen settings if used alone</text:span></text:p>
      <text:p text:style-name="P9"><text:tab/><text:tab/>use modifier</text:p>
      <text:p text:style-name="P9"/>
      <text:p text:style-name="P9"><text:tab/><text:tab/>//<text:span text:style-name="T5">optional + multiple gen settings are allowed</text:span></text:p>
      <text:p text:style-name="P9"><text:tab/><text:tab/>gen</text:p>
      <text:p text:style-name="P9"><text:tab/><text:tab/>{</text:p>
      <text:p text:style-name="P9"><text:tab/><text:tab/><text:tab/><text:span text:style-name="T3">sample terrain_name</text:span></text:p>
      <text:p text:style-name="P4"><text:tab/><text:tab/><text:tab/>//<text:span text:style-name="T4">optional</text:span></text:p>
      <text:p text:style-name="P4"><text:tab/><text:tab/><text:tab/><text:span text:style-name="T3">offset num (default: 0)</text:span></text:p>
      <text:p text:style-name="P4"><text:tab/><text:tab/><text:tab/>//<text:span text:style-name="T4">optional</text:span></text:p>
      <text:p text:style-name="P9"><text:span text:style-name="T1"><text:tab/><text:tab/><text:tab/></text:span><text:span text:style-name="T4">flip </text:span><text:span text:style-name="T5">(default: false)</text:span><text:tab/></text:p>
      <text:p text:style-name="P9"><text:tab/><text:tab/>}</text:p>
      <text:p text:style-name="P9"/>
      <text:p text:style-name="P9"><text:tab/><text:tab/><text:span text:style-name="T5">gen...</text:span></text:p>
      <text:p text:style-name="P9"><text:tab/>}</text:p>
      <text:p text:style-name="P9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2:32:14.961757445</meta:creation-date>
    <dc:date>2024-11-06T08:10:32.704548438</dc:date>
    <meta:editing-duration>P1DT13H25M15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3" meta:paragraph-count="98" meta:word-count="529" meta:character-count="3140" meta:non-whitespace-character-count="2404"/>
  </office:meta>
</office:document-meta>
</file>